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d48" officeooo:paragraph-rsid="001efd48"/>
    </style:style>
    <style:style style:name="P2" style:family="paragraph" style:parent-style-name="Standard">
      <style:text-properties officeooo:rsid="001f393f" officeooo:paragraph-rsid="001f393f"/>
    </style:style>
    <style:style style:name="P3" style:family="paragraph" style:parent-style-name="Standard">
      <style:text-properties officeooo:rsid="002008a9" officeooo:paragraph-rsid="002008a9"/>
    </style:style>
    <style:style style:name="P4" style:family="paragraph" style:parent-style-name="Standard">
      <style:text-properties officeooo:rsid="002008a9" officeooo:paragraph-rsid="0022ef9c"/>
    </style:style>
    <style:style style:name="P5" style:family="paragraph" style:parent-style-name="Standard">
      <style:text-properties officeooo:rsid="002122e5" officeooo:paragraph-rsid="002122e5"/>
    </style:style>
    <style:style style:name="P6" style:family="paragraph" style:parent-style-name="Standard">
      <style:text-properties officeooo:paragraph-rsid="002122e5"/>
    </style:style>
    <style:style style:name="P7" style:family="paragraph" style:parent-style-name="Standard">
      <style:text-properties officeooo:rsid="0022b752" officeooo:paragraph-rsid="0022b752"/>
    </style:style>
    <style:style style:name="P8" style:family="paragraph" style:parent-style-name="Standard">
      <style:text-properties officeooo:paragraph-rsid="0022b752"/>
    </style:style>
    <style:style style:name="P9" style:family="paragraph" style:parent-style-name="Standard">
      <style:text-properties officeooo:rsid="0022ef9c" officeooo:paragraph-rsid="0022ef9c"/>
    </style:style>
    <style:style style:name="P10" style:family="paragraph" style:parent-style-name="Standard">
      <style:text-properties officeooo:rsid="00235941" officeooo:paragraph-rsid="00235941"/>
    </style:style>
    <style:style style:name="T1" style:family="text">
      <style:text-properties officeooo:rsid="001f393f"/>
    </style:style>
    <style:style style:name="T2" style:family="text">
      <style:text-properties officeooo:rsid="002122e5"/>
    </style:style>
    <style:style style:name="T3" style:family="text">
      <style:text-properties officeooo:rsid="0022b752"/>
    </style:style>
    <style:style style:name="T4" style:family="text">
      <style:text-properties officeooo:rsid="0022ef9c"/>
    </style:style>
    <style:style style:name="T5" style:family="text">
      <style:text-properties officeooo:rsid="002359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TRABALHO</text:p>
      <text:p text:style-name="P1"/>
      <text:p text:style-name="P1">Boa noite, me apresento e tals – Trabalho rmi</text:p>
      <text:p text:style-name="P1">o sistema escolhido para fazer é sobre revistas, baseado na ideia que me foi passada por colegas q já realizaram a disciplina e me falaram ser interessante para o tema proposto do trabalho.</text:p>
      <text:p text:style-name="P1">Para realiza-lo ire<text:span text:style-name="T5">i</text:span> utilizar 5 classes que serão melhor explicadas ao longo do video. São elas, Cliente, interface do cliente, servidor, interface do servidor e a classe revista propriamente dita.</text:p>
      <text:p text:style-name="P1"/>
      <text:p text:style-name="P1">– Comando javac -d compilados * para compilar o código <text:span text:style-name="T1">na pagina antes de compilados</text:span></text:p>
      <text:p text:style-name="P3">Ele compila e coloca dentro de uma pasta que será chamada compilados,</text:p>
      <text:p text:style-name="P3">feito isso iremos usar na pasta compilados o comando rmiregistry &amp;</text:p>
      <text:p text:style-name="P1"/>
      <text:p text:style-name="P3">agr iremos iniciar o servidor, aqui teremos duas opções, criar uma nova revista informando seu id ou sair do programa. Iremos então cri<text:span text:style-name="T2">ar</text:span> duas revistas <text:span text:style-name="T2">para demonstrar o código</text:span>, neste exemplo usarei 25 e 50 para ids.</text:p>
      <text:p text:style-name="P3"/>
      <text:p text:style-name="P6"><text:span text:style-name="T2">Agora criaremos os clientes, se digitarmos apenas java Cliente ele nos mostra que precisa dos paramêtros tals. Então iremos criar dois clientes com estes parâmetros, para o exemplo escolhi Rafael e Leafar. Primeiro vamos criar o Rafael com id 25 e id 50. Agr teremos essa mensagem de resposta e neste outro cmd iremos criar o segundo cliente. Veja que no cliente 1 apareceu o conteúdo publicado, pois ele assinou a revista que o outro publicou. E justamente é este o trabalho do RMI, essa comunicação entre os clientes, onde toda vez que alguém publicar algo, todos que estão assinados irão receber essa informação.</text:span></text:p>
      <text:p text:style-name="P1">----------------------------------------------------------------------------------------------------------------------</text:p>
      <text:p text:style-name="P2">Servidor java – Explicação</text:p>
      <text:p text:style-name="P2">* <text:span text:style-name="T2">Este é o código de servidor, para implementá-lo foi utilizada esses dois hashMaps, este das assinaturas e este das revistas. O primeiro tera o id da revista e o array dos clientes que assinam esta revista. Depois temos o outro com o id da revista e a revista de fato</text:span></text:p>
      <text:p text:style-name="P2"/>
      <text:p text:style-name="P5">método assinar – recebe interface do cliente e id da revista. A partir do id da revista vamos no hashmap de assinaturas e resgatamos o arraylist com interface do cliente e coloca no aux. <text:span text:style-name="T3">caso ele não exista, ou seja ninguém tenha a assinado ainda, criamos um array e adicionamos o cliente a ele. Ai por fim colocamos o array auxiliar como valor para a revista e assim atualizamos e passamos a ter um cliente assinando a revistas</text:span></text:p>
      <text:p text:style-name="P5"/>
      <text:p text:style-name="P7">método publicar - passamos os parametros revista que quero publicar e o valor a publicar, este será mostrado mais a frente, mas é um simples random() vindo do cliente. AI eu pego a revista vinda do hasmap, jogo para a variavel (linha 29), chamo a função da revista setConteudo para atualizar o conteúdo que esta revista tem. Q nem acima no método de assinar aqui pegamos o arraylist de todos os clientes que assinam aquela revista.</text:p>
      <text:p text:style-name="P7">Ai com esse array realizamos um iteração onde pegamos a cada iteração um cliente, na iteração dentro do try iremos trabalhar com os cliente especificos, aqui dentro <text:s/>criamos um registry e buscamos, tendo ele procuramos o stub referente ao cliente da iteração atual e com isto podemos chamar o método do cliente de receber o conteudo passando o conteudo que a revista tem agr e isto para todos os clientes do array que estamos iterando.</text:p>
      <text:p text:style-name="P7"/>
      <text:p text:style-name="P8"><text:span text:style-name="T3">Método criarRevista – criamos uma revista com id vindo de argumento e colocamos </text:span><text:span text:style-name="T4">np hasmap de revistas</text:span></text:p>
      <text:p text:style-name="P8"/>
      <text:p text:style-name="P9">Na main – criamos dois objetos um scarner e um servidor. Dentro do try temos o RMI. Criamos o stub do servidor e um objeto do tipo registry. A gente faz a localização desse registro para confirmar <text:soft-page-break/>que está certo e depois nós usamos o bind para por o nome Servidor para associa-lo. Damos um print para confirmar que está certo e entramos no looping para rodar o servidor. Bem simples.</text:p>
      <text:p text:style-name="P7">------------------------------------------------------------------------------------------------------------------------</text:p>
      <text:p text:style-name="P2"/>
      <text:p text:style-name="P2">Iservidor – Interface do servidor</text:p>
      <text:p text:style-name="P2">* Contém os métodos do servidor, que são publicar e assinar</text:p>
      <text:p text:style-name="P2"/>
      <text:p text:style-name="P2">------------------------------------------------------------------------------------------------------------------------</text:p>
      <text:p text:style-name="P2"/>
      <text:p text:style-name="P3">Cliente java – Explicação</text:p>
      <text:p text:style-name="P4">* <text:span text:style-name="T4">No inicio do programa implementamos a rotina cliente, esta rotina possui a string com nome dele, inteiro com código da revista assinada. Temos aqui também o receberConteudo que recebe o conteudo como parametro e retorna o print com a informação, no getRevistaAssinada temos o retorno do objeto de qual revista foi assinada eu getnome</text:span></text:p>
      <text:p text:style-name="P4"/>
      <text:p text:style-name="P4"><text:span text:style-name="T4">main – Começamos com o random que como disse anteriormente é apenas um conteudo simples da revista.</text:span></text:p>
      <text:p text:style-name="P4"><text:span text:style-name="T4">Após isso temos uma verificação para garantir que recebemos os 3 argumentos que precisamos.</text:span></text:p>
      <text:p text:style-name="P4"><text:span text:style-name="T4">Entrando com sucesso, avisamos ao usuario que revista esta assinando e qual está publicando.</text:span></text:p>
      <text:p text:style-name="P4"><text:span text:style-name="T4">Após isso entramos no try e tentamos a conexão com o RMI, se não conseguir gera a exception do catch. Se conseguir q é o caso comum nosso, iremos criar um stub pro cliente e jogar no RMI, após isto iremos pegar o rmi registry e bindar o nome do cliente e seu </text:span><text:span text:style-name="T5">stub. Depois procuramos no registry o stub do servidor, encontrando isto chamamos os métodos de assinar e publicar.</text:span><text:span text:style-name="T4"><text:line-break/>----------------------------------------------------------------------------------------------------------------------</text:span></text:p>
      <text:p text:style-name="P10">iCliente – Explicação </text:p>
      <text:p text:style-name="P10">* Interface do cliente com seus métodos, bem simples</text:p>
      <text:p text:style-name="P10"/>
      <text:p text:style-name="P10">----------------------------------------------------------------------------------------------------------------------</text:p>
      <text:p text:style-name="P10">Classe Revista – Explicação</text:p>
      <text:p text:style-name="P10">* Possui id, conteudo, seu contrutor e os métodos get e set usados para atualizar conteudo e retornar o conteudo atu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5T21:08:46.523747388</meta:creation-date>
    <dc:date>2021-07-25T23:24:57.496368593</dc:date>
    <meta:editing-duration>PT31M1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847" meta:character-count="5491" meta:non-whitespace-character-count="4663"/>
  </office:meta>
</office:document-meta>
</file>